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Time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8723">
            <text:p>26872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7079">
            <text:p>18707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976">
            <text:p>8397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418">
            <text:p>16841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5578">
            <text:p>7557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0710">
            <text:p>8071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7323">
            <text:p>26732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3610">
            <text:p>19361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4178">
            <text:p>7417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6044">
            <text:p>7604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5112">
            <text:p>751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4625">
            <text:p>14462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1380">
            <text:p>7138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3976">
            <text:p>8397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8641">
            <text:p>886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4827">
            <text:p>13482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2576">
            <text:p>8257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7100">
            <text:p>11710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2718">
            <text:p>527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6917">
            <text:p>5691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7505">
            <text:p>9750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9169">
            <text:p>10916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9432">
            <text:p>11943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6450">
            <text:p>5645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3043">
            <text:p>83043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5314">
            <text:p>6531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9433">
            <text:p>11943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1907">
            <text:p>9190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0446">
            <text:p>70446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6450">
            <text:p>5645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7708">
            <text:p>87708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3307">
            <text:p>93307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0243">
            <text:p>80243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23164">
            <text:p>123164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2637">
            <text:p>102637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8965">
            <text:p>11896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3956">
            <text:p>15395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3854">
            <text:p>43854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9047">
            <text:p>6904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152626">
            <text:p>615262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9371">
            <text:p>9937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273633">
            <text:p>127363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1075">
            <text:p>20107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23935">
            <text:p>223935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32029">
            <text:p>13202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1176">
            <text:p>81176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9777">
            <text:p>7977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0589">
            <text:p>40589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33428">
            <text:p>133428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24240">
            <text:p>32424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94077">
            <text:p>194077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05112">
            <text:p>305112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06046">
            <text:p>306046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06978">
            <text:p>306978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03104">
            <text:p>103104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9108">
            <text:p>89108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8641">
            <text:p>8864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13205">
            <text:p>21320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76816">
            <text:p>176816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08236">
            <text:p>10823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2921">
            <text:p>429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06370">
            <text:p>10637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93307">
            <text:p>93307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1907">
            <text:p>9190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1379">
            <text:p>7137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5112">
            <text:p>75112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6774">
            <text:p>86774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29696">
            <text:p>129696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5639">
            <text:p>9563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2576">
            <text:p>82576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8093">
            <text:p>138093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9980">
            <text:p>6998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19899">
            <text:p>119899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7647">
            <text:p>676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4646">
            <text:p>74646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5741">
            <text:p>20574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8580">
            <text:p>6858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3773">
            <text:p>93773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17404">
            <text:p>217404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53489">
            <text:p>15348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8073">
            <text:p>208073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81014">
            <text:p>181014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9493">
            <text:p>139493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2110">
            <text:p>8211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46491">
            <text:p>146491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31562">
            <text:p>131562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63287">
            <text:p>163287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66086">
            <text:p>16608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22070">
            <text:p>22207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31095">
            <text:p>13109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5821">
            <text:p>155821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05903">
            <text:p>105903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82110">
            <text:p>8211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25335">
            <text:p>225335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59392">
            <text:p>259392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37627">
            <text:p>137627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01076">
            <text:p>201076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66857">
            <text:p>266857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3042">
            <text:p>83042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40893">
            <text:p>14089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371">
            <text:p>99371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87242">
            <text:p>87242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64686">
            <text:p>164686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41664">
            <text:p>241664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70122">
            <text:p>270122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2171">
            <text:p>102171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91440">
            <text:p>91440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49919">
            <text:p>49919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46957">
            <text:p>146957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63124">
            <text:p>263124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30305">
            <text:p>330305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78378">
            <text:p>78378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66714">
            <text:p>66714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86308">
            <text:p>86308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90507">
            <text:p>90507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25030">
            <text:p>125030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22698">
            <text:p>122698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4098">
            <text:p>124098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54118">
            <text:p>54118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71846">
            <text:p>71846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66552">
            <text:p>166552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36694">
            <text:p>13669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8053">
            <text:p>48053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20203">
            <text:p>220203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51318">
            <text:p>51318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14300">
            <text:p>11430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93306">
            <text:p>93306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85376">
            <text:p>85376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2455">
            <text:p>42455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33894">
            <text:p>133894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75578">
            <text:p>75578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31562">
            <text:p>131562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45092">
            <text:p>145092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33894">
            <text:p>133894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32495">
            <text:p>132495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60792">
            <text:p>260792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99209">
            <text:p>199209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29229">
            <text:p>129229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04503">
            <text:p>104503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43854">
            <text:p>43854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81014">
            <text:p>181014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7424">
            <text:p>147424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33895">
            <text:p>133895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82109">
            <text:p>82109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92840">
            <text:p>92840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78377">
            <text:p>78377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96106">
            <text:p>96106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85842">
            <text:p>85842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70447">
            <text:p>70447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46024">
            <text:p>146024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59392">
            <text:p>259392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70913">
            <text:p>70913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93773">
            <text:p>93773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85842">
            <text:p>85842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85842">
            <text:p>85842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58783">
            <text:p>58783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23631">
            <text:p>123631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77910">
            <text:p>77910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49290">
            <text:p>149290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33895">
            <text:p>13389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07140">
            <text:p>207140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39959">
            <text:p>139959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13834">
            <text:p>113834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25497">
            <text:p>125497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15234">
            <text:p>115234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94240">
            <text:p>94240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63286">
            <text:p>163286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54889">
            <text:p>154889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78844">
            <text:p>78844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56451">
            <text:p>56451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71846">
            <text:p>71846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60182">
            <text:p>60182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19898">
            <text:p>119898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21765">
            <text:p>121765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67647">
            <text:p>67647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53652">
            <text:p>53652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54422">
            <text:p>154422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62982">
            <text:p>62982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61582">
            <text:p>61582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72313">
            <text:p>7231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77444">
            <text:p>77444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85213">
            <text:p>185213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52718">
            <text:p>52718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68580">
            <text:p>68580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67951">
            <text:p>167951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50690">
            <text:p>150690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82110">
            <text:p>82110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79777">
            <text:p>79777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34828">
            <text:p>134828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03104">
            <text:p>103104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57383">
            <text:p>57383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68114">
            <text:p>68114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29696">
            <text:p>129696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34828">
            <text:p>134828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09169">
            <text:p>109169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83509">
            <text:p>83509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75111">
            <text:p>75111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64847">
            <text:p>64847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76512">
            <text:p>76512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87708">
            <text:p>87708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91440">
            <text:p>91440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68580">
            <text:p>68580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09636">
            <text:p>109636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01542">
            <text:p>201542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90508">
            <text:p>90508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70446">
            <text:p>70446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59716">
            <text:p>59716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64381">
            <text:p>64381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55984">
            <text:p>55984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09635">
            <text:p>109635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60487">
            <text:p>160487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11968">
            <text:p>111968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15700">
            <text:p>115700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78844">
            <text:p>78844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69513">
            <text:p>69513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68580">
            <text:p>68580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12272">
            <text:p>212272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39493">
            <text:p>139493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06836">
            <text:p>106836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63448">
            <text:p>63448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6247">
            <text:p>66247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66715">
            <text:p>66715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26268">
            <text:p>226268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44625">
            <text:p>144625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28135">
            <text:p>228135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92840">
            <text:p>92840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76511">
            <text:p>76511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62515">
            <text:p>62515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74179">
            <text:p>74179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62981">
            <text:p>62981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18499">
            <text:p>118499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20832">
            <text:p>120832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75112">
            <text:p>75112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16633">
            <text:p>116633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04969">
            <text:p>104969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65781">
            <text:p>65781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51157">
            <text:p>151157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04807">
            <text:p>204807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17404">
            <text:p>217404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56592">
            <text:p>256592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38094">
            <text:p>138094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93611">
            <text:p>193611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54423">
            <text:p>154423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59087">
            <text:p>159087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90345">
            <text:p>190345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44625">
            <text:p>144625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49290">
            <text:p>149290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84747">
            <text:p>184747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67932">
            <text:p>467932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27830">
            <text:p>127830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43225">
            <text:p>143225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7120">
            <text:p>47120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09168">
            <text:p>109168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96106">
            <text:p>96106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44625">
            <text:p>144625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31096">
            <text:p>131096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77749">
            <text:p>177749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23631">
            <text:p>123631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00771">
            <text:p>100771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69980">
            <text:p>69980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9716">
            <text:p>59716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53651">
            <text:p>53651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48053">
            <text:p>48053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56917">
            <text:p>56917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44787">
            <text:p>44787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17566">
            <text:p>117566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87546">
            <text:p>187546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77911">
            <text:p>77911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19899">
            <text:p>119899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16633">
            <text:p>116633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55051">
            <text:p>55051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83509">
            <text:p>83509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01237">
            <text:p>101237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95172">
            <text:p>95172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71846">
            <text:p>71846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67647">
            <text:p>67647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79777">
            <text:p>79777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75112">
            <text:p>75112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54584">
            <text:p>54584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92374">
            <text:p>92374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78844">
            <text:p>78844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60649">
            <text:p>60649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62981">
            <text:p>62981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57850">
            <text:p>57850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18966">
            <text:p>118966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17566">
            <text:p>117566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97039">
            <text:p>97039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51623">
            <text:p>151623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92211">
            <text:p>192211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54584">
            <text:p>54584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62049">
            <text:p>62049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55984">
            <text:p>55984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93773">
            <text:p>93773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50386">
            <text:p>50386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96106">
            <text:p>96106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09168">
            <text:p>109168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56289">
            <text:p>156289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70446">
            <text:p>70446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61116">
            <text:p>61116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46491">
            <text:p>146491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82110">
            <text:p>82110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54584">
            <text:p>54584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77911">
            <text:p>77911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53185">
            <text:p>53185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63915">
            <text:p>63915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70447">
            <text:p>70447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20832">
            <text:p>120832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60182">
            <text:p>60182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64381">
            <text:p>64381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64382">
            <text:p>64382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36228">
            <text:p>136228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55051">
            <text:p>55051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72779">
            <text:p>72779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70913">
            <text:p>70913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52718">
            <text:p>52718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67647">
            <text:p>67647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68113">
            <text:p>68113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59249">
            <text:p>59249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65314">
            <text:p>65314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72779">
            <text:p>72779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73246">
            <text:p>73246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53652">
            <text:p>53652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68580">
            <text:p>68580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70447">
            <text:p>70447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11968">
            <text:p>111968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75111">
            <text:p>75111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94706">
            <text:p>94706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30163">
            <text:p>130163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80244">
            <text:p>80244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69514">
            <text:p>69514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69980">
            <text:p>69980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67181">
            <text:p>67181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64381">
            <text:p>64381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60182">
            <text:p>60182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55984">
            <text:p>55984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81643">
            <text:p>81643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64381">
            <text:p>64381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51319">
            <text:p>51319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58317">
            <text:p>58317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81643">
            <text:p>81643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69047">
            <text:p>69047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62515">
            <text:p>62515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07769">
            <text:p>107769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13834">
            <text:p>113834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79777">
            <text:p>79777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72779">
            <text:p>72779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89574">
            <text:p>89574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92840">
            <text:p>92840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94240">
            <text:p>94240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68581">
            <text:p>68581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81643">
            <text:p>81643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66714">
            <text:p>66714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61582">
            <text:p>61582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70912">
            <text:p>70912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72779">
            <text:p>72779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80244">
            <text:p>80244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70447">
            <text:p>70447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90507">
            <text:p>90507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62515">
            <text:p>62515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90507">
            <text:p>90507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81177">
            <text:p>81177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69047">
            <text:p>69047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66714">
            <text:p>66714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89108">
            <text:p>89108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86775">
            <text:p>86775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64381">
            <text:p>64381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69979">
            <text:p>69979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78378">
            <text:p>78378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68114">
            <text:p>68114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91906">
            <text:p>91906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53955">
            <text:p>153955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87242">
            <text:p>87242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54118">
            <text:p>54118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63915">
            <text:p>63915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81643">
            <text:p>81643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99372">
            <text:p>99372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58621">
            <text:p>158621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83043">
            <text:p>83043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69513">
            <text:p>69513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64848">
            <text:p>64848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72313">
            <text:p>72313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17100">
            <text:p>117100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09169">
            <text:p>109169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50223">
            <text:p>150223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90507">
            <text:p>90507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14300">
            <text:p>114300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84909">
            <text:p>84909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82110">
            <text:p>82110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70913">
            <text:p>70913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70446">
            <text:p>70446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62981">
            <text:p>62981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87242">
            <text:p>87242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90507">
            <text:p>90507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73084">
            <text:p>173084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21765">
            <text:p>121765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49757">
            <text:p>149757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36227">
            <text:p>136227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92840">
            <text:p>92840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78377">
            <text:p>78377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27363">
            <text:p>127363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85842">
            <text:p>85842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02637">
            <text:p>102637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00771">
            <text:p>100771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84909">
            <text:p>84909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80244">
            <text:p>80244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76978">
            <text:p>76978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24097">
            <text:p>124097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04037">
            <text:p>104037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81643">
            <text:p>81643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02637">
            <text:p>102637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72617">
            <text:p>172617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73713">
            <text:p>73713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97972">
            <text:p>97972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97972">
            <text:p>97972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79777">
            <text:p>79777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65152">
            <text:p>165152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95639">
            <text:p>95639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88946">
            <text:p>188946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90507">
            <text:p>90507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33894">
            <text:p>133894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92373">
            <text:p>92373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88174">
            <text:p>88174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173083">
            <text:p>173083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04037">
            <text:p>104037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07303">
            <text:p>107303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98439">
            <text:p>98439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82110">
            <text:p>82110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90507">
            <text:p>90507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43226">
            <text:p>143226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80710">
            <text:p>80710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39493">
            <text:p>139493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21299">
            <text:p>121299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03570">
            <text:p>103570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14766">
            <text:p>114766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82110">
            <text:p>82110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208540">
            <text:p>208540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90040">
            <text:p>90040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31563">
            <text:p>131563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03103">
            <text:p>103103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95944">
            <text:p>195944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97505">
            <text:p>97505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19432">
            <text:p>119432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05903">
            <text:p>105903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03104">
            <text:p>103104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95639">
            <text:p>95639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33895">
            <text:p>133895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79777">
            <text:p>79777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70913">
            <text:p>70913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78377">
            <text:p>78377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246329">
            <text:p>246329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42130">
            <text:p>242130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293449">
            <text:p>293449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275720">
            <text:p>275720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72617">
            <text:p>172617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295314">
            <text:p>295314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04037">
            <text:p>104037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89574">
            <text:p>89574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87546">
            <text:p>187546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243530">
            <text:p>243530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221603">
            <text:p>221603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316309">
            <text:p>316309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285518">
            <text:p>285518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280852">
            <text:p>280852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81015">
            <text:p>181015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205741">
            <text:p>205741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100771">
            <text:p>100771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106369">
            <text:p>106369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101238">
            <text:p>101238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214139">
            <text:p>214139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215072">
            <text:p>215072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21603">
            <text:p>221603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290183">
            <text:p>290183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335903">
            <text:p>335903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338236">
            <text:p>338236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262657">
            <text:p>262657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448337">
            <text:p>448337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299981">
            <text:p>299981</text:p>
          </table:table-cell>
          <table:table-cell>
            <draw:frame table:end-cell-address="Feuille1.Q498" table:end-x="0.06cm" table:end-y="0.08cm" draw:z-index="0" draw:style-name="gr1" draw:text-style-name="P1" svg:width="31.575cm" svg:height="9.006cm" svg:x="0.099cm" svg:y="0.107cm">
              <draw:object draw:notify-on-update-of-ranges="Feuille1.A2:Feuille1.A501 Feuille1.B2:Feuille1.B5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261725">
            <text:p>261725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283185">
            <text:p>283185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242131">
            <text:p>242131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79148">
            <text:p>179148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92211">
            <text:p>192211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82880">
            <text:p>182880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64219">
            <text:p>164219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99047">
            <text:p>299047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316309">
            <text:p>316309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236998">
            <text:p>236998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200143">
            <text:p>200143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99676">
            <text:p>199676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220670">
            <text:p>220670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57059">
            <text:p>257059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103570">
            <text:p>103570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239331">
            <text:p>239331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239798">
            <text:p>239798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147891">
            <text:p>147891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165152">
            <text:p>165152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163286">
            <text:p>163286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45091">
            <text:p>145091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287383">
            <text:p>287383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352698">
            <text:p>35269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6/06/2016</text:date>, <text:time>14:2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14:24:16.95</dc:date>
    <dc:creator>Olivier Villequey</dc:creator>
    <meta:document-statistic meta:table-count="1" meta:cell-count="1002" meta:object-count="1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576cm" svg:height="9.007cm" xlink:href=".." xlink:type="simple" chart:class="chart:bar" chart:style-name="ch1">
        <chart:legend chart:legend-position="end" svg:x="29.233cm" svg:y="3.929cm" style:legend-expansion="high" chart:style-name="ch2"/>
        <chart:plot-area chart:style-name="ch3" table:cell-range-address="Feuille1.A2:Feuille1.B501" svg:x="1.081cm" svg:y="0.855cm" svg:width="26.89cm" svg:height="7.552cm">
          <chartooo:coordinate-region svg:x="2.628cm" svg:y="1.067cm" svg:width="25.139cm" svg:height="6.2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A2:Feuille1.A501" chart:class="chart:bar">
            <chart:data-point chart:repeated="500"/>
          </chart:series>
          <chart:series chart:style-name="ch8" chart:values-cell-range-address="Feuille1.B2:Feuille1.B501" chart:class="chart:ba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2:Feuille1.A501</svg:desc>
                </draw:g>
              </table:table-cell>
              <table:table-cell office:value-type="float" office:value="268723">
                <text:p>268723</text:p>
                <draw:g>
                  <svg:desc>Feuille1.B2:Feuille1.B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7079">
                <text:p>187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3976">
                <text:p>839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68418">
                <text:p>168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5578">
                <text:p>75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0710">
                <text:p>807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67323">
                <text:p>267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93610">
                <text:p>1936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4178">
                <text:p>741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6044">
                <text:p>76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5112">
                <text:p>75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44625">
                <text:p>144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1380">
                <text:p>713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3976">
                <text:p>83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8641">
                <text:p>886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4827">
                <text:p>1348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82576">
                <text:p>825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7100">
                <text:p>117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2718">
                <text:p>527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6917">
                <text:p>569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7505">
                <text:p>975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09169">
                <text:p>1091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19432">
                <text:p>1194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6450">
                <text:p>56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83043">
                <text:p>830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65314">
                <text:p>653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19433">
                <text:p>1194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1907">
                <text:p>919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70446">
                <text:p>704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6450">
                <text:p>564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87708">
                <text:p>877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93307">
                <text:p>933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0243">
                <text:p>802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23164">
                <text:p>1231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02637">
                <text:p>1026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18965">
                <text:p>1189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53956">
                <text:p>1539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3854">
                <text:p>438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69047">
                <text:p>690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6152626">
                <text:p>61526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99371">
                <text:p>993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273633">
                <text:p>12736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01075">
                <text:p>2010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23935">
                <text:p>2239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32029">
                <text:p>1320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81176">
                <text:p>811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79777">
                <text:p>797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0589">
                <text:p>405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33428">
                <text:p>1334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24240">
                <text:p>3242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94077">
                <text:p>1940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05112">
                <text:p>3051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06046">
                <text:p>3060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06978">
                <text:p>3069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03104">
                <text:p>1031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89108">
                <text:p>891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88641">
                <text:p>886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13205">
                <text:p>2132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76816">
                <text:p>1768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08236">
                <text:p>1082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2921">
                <text:p>429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06370">
                <text:p>1063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93307">
                <text:p>933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91907">
                <text:p>919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71379">
                <text:p>713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75112">
                <text:p>751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86774">
                <text:p>867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29696">
                <text:p>1296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95639">
                <text:p>956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2576">
                <text:p>825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38093">
                <text:p>1380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69980">
                <text:p>699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19899">
                <text:p>1198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67647">
                <text:p>676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646">
                <text:p>746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05741">
                <text:p>2057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68580">
                <text:p>685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93773">
                <text:p>937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17404">
                <text:p>2174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53489">
                <text:p>1534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08073">
                <text:p>2080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81014">
                <text:p>1810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39493">
                <text:p>1394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2110">
                <text:p>821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46491">
                <text:p>1464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31562">
                <text:p>1315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63287">
                <text:p>1632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66086">
                <text:p>1660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22070">
                <text:p>2220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31095">
                <text:p>1310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55821">
                <text:p>1558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05903">
                <text:p>1059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82110">
                <text:p>821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25335">
                <text:p>2253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59392">
                <text:p>2593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37627">
                <text:p>1376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01076">
                <text:p>2010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66857">
                <text:p>2668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83042">
                <text:p>830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40893">
                <text:p>1408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99371">
                <text:p>993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87242">
                <text:p>872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64686">
                <text:p>1646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41664">
                <text:p>2416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70122">
                <text:p>2701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2171">
                <text:p>1021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91440">
                <text:p>9144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49919">
                <text:p>499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46957">
                <text:p>1469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63124">
                <text:p>2631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330305">
                <text:p>3303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78378">
                <text:p>783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66714">
                <text:p>667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86308">
                <text:p>863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90507">
                <text:p>905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25030">
                <text:p>1250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22698">
                <text:p>1226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24098">
                <text:p>1240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54118">
                <text:p>541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71846">
                <text:p>718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66552">
                <text:p>1665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36694">
                <text:p>1366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48053">
                <text:p>480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20203">
                <text:p>2202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51318">
                <text:p>513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14300">
                <text:p>1143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93306">
                <text:p>933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85376">
                <text:p>853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42455">
                <text:p>424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33894">
                <text:p>1338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75578">
                <text:p>755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31562">
                <text:p>1315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45092">
                <text:p>1450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894">
                <text:p>1338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2495">
                <text:p>1324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260792">
                <text:p>2607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99209">
                <text:p>1992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29229">
                <text:p>1292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04503">
                <text:p>1045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43854">
                <text:p>438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81014">
                <text:p>1810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47424">
                <text:p>1474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33895">
                <text:p>1338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82109">
                <text:p>821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92840">
                <text:p>9284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78377">
                <text:p>783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96106">
                <text:p>961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85842">
                <text:p>858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70447">
                <text:p>704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46024">
                <text:p>1460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59392">
                <text:p>2593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70913">
                <text:p>709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93773">
                <text:p>937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85842">
                <text:p>858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85842">
                <text:p>858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58783">
                <text:p>587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23631">
                <text:p>1236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77910">
                <text:p>779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49290">
                <text:p>14929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33895">
                <text:p>1338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207140">
                <text:p>2071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39959">
                <text:p>1399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13834">
                <text:p>1138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25497">
                <text:p>1254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15234">
                <text:p>1152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94240">
                <text:p>942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63286">
                <text:p>1632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54889">
                <text:p>1548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78844">
                <text:p>788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56451">
                <text:p>564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71846">
                <text:p>718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60182">
                <text:p>601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19898">
                <text:p>1198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21765">
                <text:p>1217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67647">
                <text:p>676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53652">
                <text:p>536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54422">
                <text:p>1544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62982">
                <text:p>629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61582">
                <text:p>615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72313">
                <text:p>723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77444">
                <text:p>774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85213">
                <text:p>1852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52718">
                <text:p>527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68580">
                <text:p>685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67951">
                <text:p>1679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50690">
                <text:p>15069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82110">
                <text:p>8211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79777">
                <text:p>797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34828">
                <text:p>1348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03104">
                <text:p>1031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57383">
                <text:p>573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68114">
                <text:p>681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29696">
                <text:p>1296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34828">
                <text:p>1348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09169">
                <text:p>1091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83509">
                <text:p>835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75111">
                <text:p>751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64847">
                <text:p>648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76512">
                <text:p>765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87708">
                <text:p>877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91440">
                <text:p>9144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68580">
                <text:p>6858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09636">
                <text:p>1096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201542">
                <text:p>2015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90508">
                <text:p>905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70446">
                <text:p>704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59716">
                <text:p>597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64381">
                <text:p>643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55984">
                <text:p>559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09635">
                <text:p>1096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60487">
                <text:p>1604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11968">
                <text:p>1119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15700">
                <text:p>1157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78844">
                <text:p>788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69513">
                <text:p>695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68580">
                <text:p>6858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212272">
                <text:p>2122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39493">
                <text:p>1394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06836">
                <text:p>1068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63448">
                <text:p>634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66247">
                <text:p>662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66715">
                <text:p>667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226268">
                <text:p>2262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44625">
                <text:p>1446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228135">
                <text:p>2281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92840">
                <text:p>9284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76511">
                <text:p>765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62515">
                <text:p>625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74179">
                <text:p>741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62981">
                <text:p>629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18499">
                <text:p>1184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20832">
                <text:p>1208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75112">
                <text:p>751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16633">
                <text:p>1166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04969">
                <text:p>1049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65781">
                <text:p>657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51157">
                <text:p>15115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04807">
                <text:p>2048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17404">
                <text:p>2174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56592">
                <text:p>25659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38094">
                <text:p>1380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93611">
                <text:p>1936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54423">
                <text:p>1544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59087">
                <text:p>1590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90345">
                <text:p>1903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44625">
                <text:p>1446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49290">
                <text:p>14929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84747">
                <text:p>1847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467932">
                <text:p>4679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27830">
                <text:p>12783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43225">
                <text:p>1432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47120">
                <text:p>4712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09168">
                <text:p>1091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96106">
                <text:p>961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44625">
                <text:p>1446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31096">
                <text:p>1310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177749">
                <text:p>17774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123631">
                <text:p>1236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100771">
                <text:p>1007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69980">
                <text:p>6998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59716">
                <text:p>597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53651">
                <text:p>5365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48053">
                <text:p>480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56917">
                <text:p>569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44787">
                <text:p>447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17566">
                <text:p>1175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87546">
                <text:p>1875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77911">
                <text:p>779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19899">
                <text:p>1198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16633">
                <text:p>1166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55051">
                <text:p>550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83509">
                <text:p>835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01237">
                <text:p>1012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95172">
                <text:p>951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71846">
                <text:p>718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67647">
                <text:p>676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79777">
                <text:p>797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75112">
                <text:p>751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54584">
                <text:p>545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92374">
                <text:p>9237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78844">
                <text:p>788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60649">
                <text:p>606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62981">
                <text:p>629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57850">
                <text:p>5785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118966">
                <text:p>11896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117566">
                <text:p>11756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97039">
                <text:p>970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151623">
                <text:p>1516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92211">
                <text:p>19221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54584">
                <text:p>545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62049">
                <text:p>620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55984">
                <text:p>559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93773">
                <text:p>9377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50386">
                <text:p>503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96106">
                <text:p>961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109168">
                <text:p>1091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156289">
                <text:p>1562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70446">
                <text:p>7044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61116">
                <text:p>611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46491">
                <text:p>1464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82110">
                <text:p>8211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54584">
                <text:p>545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77911">
                <text:p>779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53185">
                <text:p>531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63915">
                <text:p>639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70447">
                <text:p>7044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20832">
                <text:p>1208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60182">
                <text:p>6018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64381">
                <text:p>643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64382">
                <text:p>6438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36228">
                <text:p>1362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55051">
                <text:p>5505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72779">
                <text:p>7277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70913">
                <text:p>709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52718">
                <text:p>527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67647">
                <text:p>676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68113">
                <text:p>681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59249">
                <text:p>592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65314">
                <text:p>653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72779">
                <text:p>7277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73246">
                <text:p>732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53652">
                <text:p>536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68580">
                <text:p>6858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70447">
                <text:p>704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11968">
                <text:p>11196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75111">
                <text:p>751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94706">
                <text:p>947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130163">
                <text:p>1301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80244">
                <text:p>8024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69514">
                <text:p>695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69980">
                <text:p>6998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67181">
                <text:p>6718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64381">
                <text:p>643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60182">
                <text:p>601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55984">
                <text:p>5598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81643">
                <text:p>8164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64381">
                <text:p>6438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51319">
                <text:p>513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58317">
                <text:p>583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81643">
                <text:p>816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69047">
                <text:p>6904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62515">
                <text:p>625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07769">
                <text:p>1077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13834">
                <text:p>11383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79777">
                <text:p>7977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72779">
                <text:p>7277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89574">
                <text:p>8957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92840">
                <text:p>9284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94240">
                <text:p>942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68581">
                <text:p>685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81643">
                <text:p>8164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66714">
                <text:p>667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61582">
                <text:p>615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70912">
                <text:p>709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72779">
                <text:p>7277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80244">
                <text:p>8024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70447">
                <text:p>7044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90507">
                <text:p>905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62515">
                <text:p>625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90507">
                <text:p>9050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81177">
                <text:p>8117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69047">
                <text:p>6904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66714">
                <text:p>667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89108">
                <text:p>891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86775">
                <text:p>867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64381">
                <text:p>6438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69979">
                <text:p>6997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78378">
                <text:p>7837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68114">
                <text:p>681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91906">
                <text:p>9190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153955">
                <text:p>15395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87242">
                <text:p>872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54118">
                <text:p>541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63915">
                <text:p>6391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81643">
                <text:p>8164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99372">
                <text:p>993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158621">
                <text:p>15862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83043">
                <text:p>830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69513">
                <text:p>695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64848">
                <text:p>6484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72313">
                <text:p>723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117100">
                <text:p>1171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109169">
                <text:p>10916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150223">
                <text:p>1502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90507">
                <text:p>905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114300">
                <text:p>1143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84909">
                <text:p>849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82110">
                <text:p>8211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70913">
                <text:p>7091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70446">
                <text:p>704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62981">
                <text:p>6298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87242">
                <text:p>8724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90507">
                <text:p>905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173084">
                <text:p>1730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121765">
                <text:p>12176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149757">
                <text:p>14975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136227">
                <text:p>13622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92840">
                <text:p>9284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78377">
                <text:p>7837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127363">
                <text:p>1273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85842">
                <text:p>8584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102637">
                <text:p>10263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100771">
                <text:p>10077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84909">
                <text:p>849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80244">
                <text:p>802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76978">
                <text:p>7697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124097">
                <text:p>12409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104037">
                <text:p>10403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81643">
                <text:p>8164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102637">
                <text:p>1026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172617">
                <text:p>1726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73713">
                <text:p>7371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97972">
                <text:p>9797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97972">
                <text:p>9797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79777">
                <text:p>7977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165152">
                <text:p>16515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95639">
                <text:p>9563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188946">
                <text:p>18894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90507">
                <text:p>9050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133894">
                <text:p>13389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92373">
                <text:p>9237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88174">
                <text:p>8817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173083">
                <text:p>17308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104037">
                <text:p>10403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107303">
                <text:p>10730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98439">
                <text:p>9843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82110">
                <text:p>8211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90507">
                <text:p>9050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143226">
                <text:p>14322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80710">
                <text:p>8071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139493">
                <text:p>1394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121299">
                <text:p>1212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103570">
                <text:p>10357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114766">
                <text:p>1147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82110">
                <text:p>8211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208540">
                <text:p>20854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90040">
                <text:p>9004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131563">
                <text:p>1315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103103">
                <text:p>10310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195944">
                <text:p>19594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97505">
                <text:p>975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119432">
                <text:p>1194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105903">
                <text:p>10590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103104">
                <text:p>10310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95639">
                <text:p>9563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133895">
                <text:p>13389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79777">
                <text:p>797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70913">
                <text:p>709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78377">
                <text:p>7837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246329">
                <text:p>2463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242130">
                <text:p>24213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293449">
                <text:p>2934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275720">
                <text:p>27572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172617">
                <text:p>17261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295314">
                <text:p>29531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104037">
                <text:p>10403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89574">
                <text:p>8957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187546">
                <text:p>18754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243530">
                <text:p>24353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221603">
                <text:p>22160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316309">
                <text:p>31630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285518">
                <text:p>28551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280852">
                <text:p>2808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181015">
                <text:p>1810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205741">
                <text:p>20574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100771">
                <text:p>10077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106369">
                <text:p>10636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101238">
                <text:p>10123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214139">
                <text:p>2141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215072">
                <text:p>21507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221603">
                <text:p>22160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290183">
                <text:p>29018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335903">
                <text:p>33590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338236">
                <text:p>33823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262657">
                <text:p>26265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448337">
                <text:p>44833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299981">
                <text:p>29998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261725">
                <text:p>2617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283185">
                <text:p>28318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242131">
                <text:p>24213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179148">
                <text:p>17914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192211">
                <text:p>1922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182880">
                <text:p>18288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164219">
                <text:p>16421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299047">
                <text:p>29904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316309">
                <text:p>31630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236998">
                <text:p>23699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200143">
                <text:p>20014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199676">
                <text:p>19967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220670">
                <text:p>22067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257059">
                <text:p>25705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103570">
                <text:p>10357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239331">
                <text:p>23933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239798">
                <text:p>23979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147891">
                <text:p>14789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165152">
                <text:p>1651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163286">
                <text:p>16328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145091">
                <text:p>14509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287383">
                <text:p>28738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352698">
                <text:p>3526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